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Arial Unicode MS'"/>
    <style:font-face style:name="Verdana" svg:font-family="Verdana"/>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GeosansLight" svg:font-family="Geosans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indent="0cm" style:auto-text-indent="false" fo:break-before="auto" fo:break-after="auto" fo:padding="0cm" fo:border="none" style:writing-mode="lr-tb"/>
    </style:style>
    <style:style style:name="P2" style:family="paragraph" style:parent-style-name="Standard">
      <style:paragraph-properties fo:margin-left="0cm" fo:margin-right="0cm" fo:margin-top="0cm" fo:margin-bottom="0cm" style:contextual-spacing="false" fo:line-height="100%" fo:text-indent="0cm" style:auto-text-indent="false" fo:break-before="auto" fo:break-after="auto" fo:padding="0cm" fo:border="none" style:writing-mode="lr-tb"/>
      <style:text-properties fo:color="#693b23" style:font-name="GeosansLight" fo:font-size="8pt" fo:font-weight="normal" style:font-name-asian="Verdana" style:font-size-asian="8pt" style:font-weight-asian="normal" style:font-name-complex="GeosansLight" style:font-size-complex="8pt" style:font-weight-complex="normal"/>
    </style:style>
    <style:style style:name="P3" style:family="paragraph" style:parent-style-name="Standard">
      <style:paragraph-properties fo:margin-left="0cm" fo:margin-right="0cm" fo:margin-top="0cm" fo:margin-bottom="0cm" style:contextual-spacing="false" fo:line-height="100%" fo:text-indent="0cm" style:auto-text-indent="false" fo:break-before="auto" fo:break-after="auto" fo:padding="0cm" fo:border="none" style:writing-mode="lr-tb"/>
      <style:text-properties fo:color="#693b23" style:font-name="GeosansLight" fo:font-weight="bold" style:font-name-asian="Verdana" style:font-weight-asian="bold" style:font-name-complex="GeosansLight" style:font-weight-complex="bold"/>
    </style:style>
    <style:style style:name="P4" style:family="paragraph" style:parent-style-name="Standard">
      <style:paragraph-properties fo:margin-left="0cm" fo:margin-right="0cm" fo:margin-top="0cm" fo:margin-bottom="0cm" style:contextual-spacing="false" fo:line-height="100%" fo:text-indent="0cm" style:auto-text-indent="false" fo:break-before="auto" fo:break-after="auto" fo:padding="0cm" fo:border="none" style:writing-mode="lr-tb"/>
      <style:text-properties fo:color="#693b23" style:font-name="GeosansLight" fo:font-size="10pt" fo:font-weight="bold" style:font-name-asian="Verdana" style:font-size-asian="10pt" style:font-weight-asian="bold" style:font-name-complex="GeosansLight" style:font-size-complex="10pt" style:font-weight-complex="bold"/>
    </style:style>
    <style:style style:name="P5" style:family="paragraph" style:parent-style-name="Standard">
      <style:paragraph-properties fo:margin-left="0cm" fo:margin-right="0cm" fo:margin-top="0cm" fo:margin-bottom="0cm" style:contextual-spacing="false" fo:line-height="100%" fo:text-indent="0cm" style:auto-text-indent="false" fo:break-before="auto" fo:break-after="auto" fo:padding="0cm" fo:border="none" style:writing-mode="lr-tb"/>
      <style:text-properties fo:color="#693b23" style:font-name="GeosansLight" fo:font-size="10pt" style:font-name-asian="Verdana" style:font-size-asian="10pt" style:font-name-complex="GeosansLight" style:font-size-complex="10pt"/>
    </style:style>
    <style:style style:name="P6" style:family="paragraph" style:parent-style-name="Standard">
      <style:paragraph-properties fo:margin-left="0cm" fo:margin-right="0cm" fo:margin-top="0cm" fo:margin-bottom="0cm" style:contextual-spacing="false" fo:line-height="100%" fo:text-indent="0cm" style:auto-text-indent="false" fo:break-before="auto" fo:break-after="auto" fo:padding="0cm" fo:border="none" style:writing-mode="lr-tb"/>
      <style:text-properties fo:color="#693b23" style:font-name="GeosansLight" fo:font-size="10pt" style:text-underline-style="solid" style:text-underline-width="auto" style:text-underline-color="font-color" fo:font-weight="bold" style:font-name-asian="Verdana" style:font-size-asian="10pt" style:font-weight-asian="bold" style:font-name-complex="GeosansLight" style:font-size-complex="10pt" style:font-weight-complex="bold"/>
    </style:style>
    <style:style style:name="P7" style:family="paragraph" style:parent-style-name="Standard">
      <style:paragraph-properties fo:margin-left="0cm" fo:margin-right="0cm" fo:margin-top="0cm" fo:margin-bottom="0cm" style:contextual-spacing="false" fo:line-height="100%" fo:text-indent="0cm" style:auto-text-indent="false" fo:break-before="auto" fo:break-after="auto" fo:padding="0cm" fo:border="none" style:writing-mode="lr-tb"/>
      <style:text-properties fo:color="#693b23" style:font-name="GeosansLight" fo:font-size="10pt" fo:font-weight="normal" style:font-name-asian="Verdana" style:font-size-asian="10pt" style:font-weight-asian="normal" style:font-name-complex="GeosansLight" style:font-size-complex="10pt" style:font-weight-complex="normal"/>
    </style:style>
    <style:style style:name="P8" style:family="paragraph" style:parent-style-name="Standard">
      <style:paragraph-properties fo:margin-left="0cm" fo:margin-right="0cm" fo:margin-top="0cm" fo:margin-bottom="0cm" style:contextual-spacing="false" fo:line-height="100%" fo:text-indent="0cm" style:auto-text-indent="false" fo:break-before="auto" fo:break-after="auto" fo:padding="0cm" fo:border="none" style:writing-mode="lr-tb"/>
      <style:text-properties fo:color="#693b23" style:font-name="GeosansLight" style:font-name-complex="GeosansLight"/>
    </style:style>
    <style:style style:name="P9" style:family="paragraph" style:parent-style-name="Standard">
      <style:paragraph-properties fo:margin-left="0cm" fo:margin-right="0cm" fo:margin-top="0cm" fo:margin-bottom="0cm" style:contextual-spacing="false" fo:line-height="100%" fo:text-indent="0cm" style:auto-text-indent="false" fo:break-before="auto" fo:break-after="auto" fo:padding="0cm" fo:border="none" style:writing-mode="lr-tb"/>
      <style:text-properties fo:color="#693b23" style:font-name="GeosansLight" style:text-underline-style="solid" style:text-underline-width="auto" style:text-underline-color="font-color" fo:font-weight="normal" style:font-name-asian="Verdana" style:font-weight-asian="normal" style:font-name-complex="GeosansLight" style:font-weight-complex="normal"/>
    </style:style>
    <style:style style:name="P1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fo:padding="0cm" fo:border="none" style:writing-mode="lr-tb"/>
      <style:text-properties fo:color="#693b23" style:font-name="GeosansLight" style:font-name-asian="Verdana" style:font-name-complex="GeosansLight"/>
    </style:style>
    <style:style style:name="P11" style:family="paragraph" style:parent-style-name="Standard">
      <style:paragraph-properties fo:margin-left="0cm" fo:margin-right="0cm" fo:margin-top="0cm" fo:margin-bottom="0cm" style:contextual-spacing="false" fo:line-height="100%" fo:text-indent="0cm" style:auto-text-indent="false" fo:break-before="auto" fo:break-after="auto" fo:padding="0cm" fo:border="none" style:writing-mode="lr-tb"/>
      <style:text-properties fo:color="#ef4023" style:font-name="GeosansLight" fo:font-size="12pt" style:text-underline-style="none" fo:font-weight="bold" style:font-name-asian="Verdana" style:font-size-asian="12pt" style:font-weight-asian="bold" style:font-name-complex="GeosansLight" style:font-size-complex="12pt" style:font-weight-complex="bold"/>
    </style:style>
    <style:style style:name="P12" style:family="paragraph" style:parent-style-name="Standard">
      <style:paragraph-properties fo:margin-left="0cm" fo:margin-right="0cm" fo:margin-top="0cm" fo:margin-bottom="0cm" style:contextual-spacing="false" fo:line-height="100%" fo:text-indent="0cm" style:auto-text-indent="false" fo:padding="0cm" fo:border="none" style:writing-mode="lr-tb"/>
      <style:text-properties fo:color="#693b23" style:font-name="GeosansLight" fo:font-size="8pt" fo:font-weight="normal" style:font-name-asian="Verdana" style:font-size-asian="8pt" style:font-weight-asian="normal" style:font-name-complex="GeosansLight" style:font-size-complex="8pt" style:font-weight-complex="normal"/>
    </style:style>
    <style:style style:name="P13" style:family="paragraph" style:parent-style-name="Standard">
      <style:paragraph-properties fo:margin-left="0cm" fo:margin-right="0cm" fo:margin-top="0cm" fo:margin-bottom="0cm" style:contextual-spacing="false" fo:line-height="100%" fo:text-indent="0cm" style:auto-text-indent="false" fo:padding="0cm" fo:border="none" style:writing-mode="lr-tb"/>
      <style:text-properties fo:color="#693b23" style:font-name="GeosansLight" fo:font-size="10pt" style:font-name-asian="Verdana" style:font-size-asian="10pt" style:font-name-complex="GeosansLight"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text-indent="0cm" style:auto-text-indent="false" fo:padding="0cm" fo:border="none" style:writing-mode="lr-tb"/>
      <style:text-properties fo:color="#693b23" style:font-name="GeosansLight" fo:font-size="10pt" style:font-name-asian="Verdana" style:font-size-asian="10pt" style:font-name-complex="GeosansLight" style:font-size-complex="10pt"/>
    </style:style>
    <style:style style:name="P15" style:family="paragraph" style:parent-style-name="Standard">
      <style:paragraph-properties fo:margin-left="0cm" fo:margin-right="0cm" fo:margin-top="0cm" fo:margin-bottom="0cm" style:contextual-spacing="false" fo:line-height="100%" fo:text-indent="0cm" style:auto-text-indent="false" fo:padding="0cm" fo:border="none" style:writing-mode="lr-tb"/>
    </style:style>
    <style:style style:name="P16" style:family="paragraph" style:parent-style-name="Standard" style:master-page-name="Standard">
      <style:paragraph-properties fo:margin-left="0cm" fo:margin-right="0cm" fo:margin-top="0cm" fo:margin-bottom="0cm" style:contextual-spacing="false" fo:line-height="100%" fo:text-indent="0cm" style:auto-text-indent="false" style:page-number="auto" fo:break-before="auto" fo:break-after="auto" fo:padding="0cm" fo:border="none" style:writing-mode="lr-tb"/>
    </style:style>
    <style:style style:name="P17" style:family="paragraph" style:parent-style-name="Standard" style:list-style-name="WW8Num2">
      <style:paragraph-properties fo:margin-top="0cm" fo:margin-bottom="0cm" style:contextual-spacing="false" fo:line-height="100%" fo:padding="0cm" fo:border="none" style:writing-mode="lr-tb"/>
      <style:text-properties fo:color="#693b23" style:font-name="GeosansLight" fo:font-size="10pt" style:font-name-asian="Verdana" style:font-size-asian="10pt" style:font-name-complex="GeosansLight" style:font-size-complex="10pt"/>
    </style:style>
    <style:style style:name="P18" style:family="paragraph" style:parent-style-name="Standard" style:list-style-name="WW8Num2">
      <style:paragraph-properties fo:margin-top="0cm" fo:margin-bottom="0cm" style:contextual-spacing="false" fo:line-height="100%" fo:padding="0cm" fo:border="none" style:writing-mode="lr-tb"/>
      <style:text-properties fo:color="#693b23" style:font-name="GeosansLight" fo:font-size="10pt" officeooo:paragraph-rsid="000c4161" style:font-name-asian="Verdana" style:font-size-asian="10pt" style:font-name-complex="GeosansLight" style:font-size-complex="10pt"/>
    </style:style>
    <style:style style:name="P19" style:family="paragraph" style:parent-style-name="Standard" style:list-style-name="WW8Num3">
      <style:paragraph-properties fo:margin-top="0cm" fo:margin-bottom="0cm" style:contextual-spacing="false" fo:line-height="100%" fo:text-align="start" style:justify-single-word="false" fo:padding="0cm" fo:border="none" style:writing-mode="lr-tb"/>
    </style:style>
    <style:style style:name="P20" style:family="paragraph" style:parent-style-name="Standard">
      <style:paragraph-properties fo:margin-left="1.27cm" fo:margin-right="0cm" fo:margin-top="0cm" fo:margin-bottom="0cm" style:contextual-spacing="false" fo:line-height="100%" fo:text-indent="0cm" style:auto-text-indent="false" fo:break-before="auto" fo:break-after="auto" fo:padding="0cm" fo:border="none" style:writing-mode="lr-tb"/>
      <style:text-properties fo:color="#693b23" style:font-name="GeosansLight" fo:font-size="10pt" style:font-name-asian="Verdana" style:font-size-asian="10pt" style:font-name-complex="GeosansLight" style:font-size-complex="10pt"/>
    </style:style>
    <style:style style:name="T1" style:family="text">
      <style:text-properties fo:color="#ef4023" style:font-name="GeosansLight" fo:font-size="24pt" style:text-underline-style="none" fo:font-weight="bold" style:font-name-asian="Verdana" style:font-size-asian="24pt" style:font-weight-asian="bold" style:font-name-complex="GeosansLight" style:font-size-complex="24pt" style:font-weight-complex="bold"/>
    </style:style>
    <style:style style:name="T2" style:family="text">
      <style:text-properties style:font-name="GeosansLight" fo:font-size="10pt" style:font-name-asian="Verdana" style:font-size-asian="10pt" style:font-name-complex="GeosansLight" style:font-size-complex="10pt"/>
    </style:style>
    <style:style style:name="T3" style:family="text">
      <style:text-properties fo:color="#693b23" style:font-name="GeosansLight" fo:font-size="24pt" style:text-underline-style="none" fo:font-weight="bold" style:font-name-asian="Verdana" style:font-size-asian="24pt" style:font-weight-asian="bold" style:font-name-complex="GeosansLight" style:font-size-complex="24pt" style:font-weight-complex="bold"/>
    </style:style>
    <style:style style:name="T4" style:family="text">
      <style:text-properties fo:color="#693b23" style:font-name="GeosansLight" fo:font-size="8pt" fo:font-weight="normal" style:font-name-asian="Verdana" style:font-size-asian="8pt" style:font-weight-asian="normal" style:font-name-complex="GeosansLight" style:font-size-complex="8pt" style:font-weight-complex="normal"/>
    </style:style>
    <style:style style:name="T5" style:family="text">
      <style:text-properties fo:color="#693b23" style:font-name="GeosansLight" fo:font-weight="bold" style:font-name-asian="Verdana" style:font-weight-asian="bold" style:font-name-complex="GeosansLight" style:font-weight-complex="bold"/>
    </style:style>
    <style:style style:name="T6" style:family="text">
      <style:text-properties fo:color="#693b23" style:font-name="GeosansLight" fo:font-size="10pt" fo:font-weight="bold" style:font-name-asian="Verdana" style:font-size-asian="10pt" style:font-weight-asian="bold" style:font-name-complex="GeosansLight" style:font-size-complex="10pt" style:font-weight-complex="bold"/>
    </style:style>
    <style:style style:name="T7" style:family="text">
      <style:text-properties fo:color="#693b23" style:font-name="GeosansLight" fo:font-size="10pt" style:text-underline-style="solid" style:text-underline-width="auto" style:text-underline-color="font-color" fo:font-weight="bold" style:font-name-asian="Verdana" style:font-size-asian="10pt" style:font-weight-asian="bold" style:font-name-complex="GeosansLight" style:font-size-complex="10pt" style:font-weight-complex="bold"/>
    </style:style>
    <style:style style:name="T8" style:family="text">
      <style:text-properties fo:color="#693b23" style:font-name="GeosansLight" fo:font-size="10pt" fo:font-style="italic" fo:font-weight="normal" style:font-name-asian="Verdana" style:font-size-asian="10pt" style:font-style-asian="italic" style:font-weight-asian="normal" style:font-name-complex="GeosansLight" style:font-size-complex="10pt" style:font-style-complex="italic" style:font-weight-complex="normal"/>
    </style:style>
    <style:style style:name="T9" style:family="text">
      <style:text-properties fo:color="#693b23" style:font-name="GeosansLight" fo:font-size="10pt" fo:font-weight="normal" style:font-name-asian="Verdana" style:font-size-asian="10pt" style:font-weight-asian="normal" style:font-name-complex="GeosansLight" style:font-size-complex="10pt" style:font-weight-complex="normal"/>
    </style:style>
    <style:style style:name="T10" style:family="text">
      <style:text-properties fo:color="#693b23" style:font-name="GeosansLight" fo:font-size="10pt" style:font-name-asian="Verdana" style:font-size-asian="10pt" style:font-name-complex="GeosansLight" style:font-size-complex="10pt"/>
    </style:style>
    <style:style style:name="T11" style:family="text">
      <style:text-properties fo:color="#693b23" style:font-name="GeosansLight" style:font-name-complex="GeosansLight"/>
    </style:style>
    <style:style style:name="T12" style:family="text">
      <style:text-properties fo:color="#693b23" style:font-name="GeosansLight" style:text-underline-style="solid" style:text-underline-width="auto" style:text-underline-color="font-color" fo:font-weight="normal" style:font-name-asian="Verdana" style:font-weight-asian="normal" style:font-name-complex="GeosansLight" style:font-weight-complex="normal"/>
    </style:style>
    <style:style style:name="T13" style:family="text">
      <style:text-properties fo:color="#693b23" style:font-name="GeosansLight" style:font-name-asian="Verdana" style:font-name-complex="GeosansLight"/>
    </style:style>
    <style:style style:name="T14" style:family="text">
      <style:text-properties officeooo:rsid="000c41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MARK</text:span><text:span text:style-name="T3">WISEMAN</text:span></text:p>
      <text:p text:style-name="P12">email:<text:tab/>mark@wiseman.net.au</text:p>
      <text:p text:style-name="P2">mobile:<text:tab/>0409 229 931</text:p>
      <text:p text:style-name="P3"/>
      <text:p text:style-name="P11">EMPLOYMENT</text:p>
      <text:p text:style-name="P4"/>
      <text:p text:style-name="P15"><text:span text:style-name="T7">Revium </text:span><text:span text:style-name="T8">Senior Developer,</text:span><text:span text:style-name="T9"> May 2008 – Present</text:span></text:p>
      <text:p text:style-name="P5">Revium is a dynamic web development agency who acquired some big corporate clients. They had the need for an experienced C# .Net developer who could design and specify new projects, provide structure and well developed web applications. I have been involved in projects where I am the sole developer / contact and within a team, providing leadership and direction to our more junior developers.</text:p>
      <text:p text:style-name="P5"/>
      <text:p text:style-name="P5">Projects I have lead or participated in at Revium include:</text:p>
      <text:list xml:id="list3556339486556991498" text:style-name="WW8Num2">
        <text:list-item>
          <text:p text:style-name="P18"><text:span text:style-name="T14">GESA's</text:span></text:p>
          <text:list>
            <text:list-item>
              <text:p text:style-name="P18"><text:span text:style-name="T14">ALA Mobile Conference Site (MVC, Umbraco, HTML5, LocalStorage, jQuery, Knockout)</text:span></text:p>
            </text:list-item>
            <text:list-item>
              <text:p text:style-name="P18"><text:span text:style-name="T14">CCRTGE Procedure Tracking System (MVC4, POCO with Entities Framework, SQL Server, jQuery)</text:span></text:p>
            </text:list-item>
          </text:list>
        </text:list-item>
        <text:list-item>
          <text:p text:style-name="P17">Revium's Power Deal Manager (MVC3, Entities Framework, SQL Server, jQuery)</text:p>
        </text:list-item>
        <text:list-item>
          <text:p text:style-name="P17">ANZCA's Training Portfolio Site (MVC3, Entities Framework, SQL Server, jQuery, HTML5)</text:p>
        </text:list-item>
        <text:list-item>
          <text:p text:style-name="P17">Simply Energy's </text:p>
          <text:list>
            <text:list-item>
              <text:p text:style-name="P17">Public site (Kentico)</text:p>
            </text:list-item>
            <text:list-item>
              <text:p text:style-name="P17">Online Quotes (MVC1, Linq, SQL Server, jQuery)</text:p>
            </text:list-item>
            <text:list-item>
              <text:p text:style-name="P17">Corporate Quotes (Web Forms, SQL Server, jQuery) </text:p>
            </text:list-item>
            <text:list-item>
              <text:p text:style-name="P17">Admin System (Web Forms, SQL Server, jQuery)</text:p>
            </text:list-item>
          </text:list>
        </text:list-item>
        <text:list-item>
          <text:p text:style-name="P17">The Financial Ombudsman Service's</text:p>
          <text:list>
            <text:list-item>
              <text:p text:style-name="P17">Annual Survey (MVC3, Linq, SQL Server, jQuery)</text:p>
            </text:list-item>
            <text:list-item>
              <text:p text:style-name="P17">Membership application form (Web Forms, SQL Server, jQuery)</text:p>
            </text:list-item>
            <text:list-item>
              <text:p text:style-name="P17">Dispute lodgement (Web Forms, SQL Server, jQuery). </text:p>
            </text:list-item>
          </text:list>
        </text:list-item>
      </text:list>
      <text:p text:style-name="P13"/>
      <text:p text:style-name="P13">Power Deal Manager is Revium's first attempt at a re-sellable and configurable .Net web application. I was tasked with designing a platform that allowed us to develop a core product that can not only be easily customisable, but also allow developers to transfer features between different implementations. I decided to implement it using the repositories pattern because that allowed us to build the customers business logic in between the MVC site as a service layer that is easy to change in and out.</text:p>
      <text:p text:style-name="P13"/>
      <text:p text:style-name="P13">Since Revium is a small agency I have been exposed to projects involving a large number of technologies: ASP.Net 1 – 4, MVC1 - MVC3, HTML5, CSS3, WebForms, Entities Framework, TSQL, Kentico, SharePoint, WordPress, Team City, MS Office VBA and MS Access.</text:p>
      <text:p text:style-name="P13"/>
      <text:p text:style-name="P13">At Revium I was also responsible for recommending and implementing 2 major internal projects: The implementation of our issue tracking tool (JIRA) and setting up our Intranet using SharePoint. I have also implemented, configured and developed SharePoint web parts for a few clients.</text:p>
      <text:p text:style-name="P5"/>
      <text:p text:style-name="P1"><text:span text:style-name="T7">Hobsons</text:span><text:span text:style-name="T6"> </text:span><text:span text:style-name="T8">Senior Developer</text:span><text:span text:style-name="T9">, November 2007 – May 2008</text:span></text:p>
      <text:p text:style-name="P5">Hobsons required a Senior Developer to assist them in taking their web application: the University Application Management System, from it's current implementation to a new more dynamic object model. Issues like code embedded in pages, duplicate code and performance were big issues in the old version and needed to be addressed. What we developed was an environment where new clients could be easily added and the system customised simply by updating a few XML file settings and SQL scripts instead of spending hours configuring and duplicating the current code base while still maintaining data integrity.</text:p>
      <text:p text:style-name="P5"/>
      <text:p text:style-name="P5">My day to day tasks at Hobsons involved in bug fixing, applying new framework features, technical design, SQL development and mentoring of junior developers.</text:p>
      <text:p text:style-name="P5"/>
      <text:p text:style-name="P5">The application was developed in C# and heavily configured using XML. It stored it's data in an Oracle database and relied heavily on stored procedures.</text:p>
      <text:p text:style-name="P8"/>
      <text:p text:style-name="P1"><text:span text:style-name="T7">ComputerPro</text:span><text:span text:style-name="T6"> </text:span><text:span text:style-name="T8">Analyst Programmer</text:span><text:span text:style-name="T9">, November 2004 – November 2007</text:span></text:p>
      <text:p text:style-name="P5"><text:soft-page-break/>When I started at ComputerPro they were looking for a developer to join who would be able to work well in a small team and help support their web application: ISIS which was quickly growing. ISIS is a 3 tier web based application application developed using VB.Net with a SQL Server database that is used to manage detainees in detention centres across Australia. During my time at ComputerPro, amongst other things, I was able to produce 3 large modules: Reports Management, Program Management, Case management. ISIS also experienced some performance issues and I was tasked with optimising both the code, stored procedures and triggers using RedGate's ANTS Performance Profiler and SQL Server Management studio.</text:p>
      <text:p text:style-name="P5"/>
      <text:p text:style-name="P5">During my time at ComputerPro I also sourced and implemented an automated build tool (NAnt) and developed automated test scripts using Rational Robot.</text:p>
      <text:p text:style-name="P5"/>
      <text:p text:style-name="P1"><text:span text:style-name="T7">ANZ Bank</text:span><text:span text:style-name="T9"> </text:span><text:span text:style-name="T8">Analyst Programmer</text:span><text:span text:style-name="T9">, August 2001 – November 2004</text:span></text:p>
      <text:p text:style-name="P5">I joined ANZ through their Graduate Program and worked on 3 major products: <text:s/>ANZ OnLine, <text:s/>ANZ ChequePay and the Mortgage Origination System. These systems different components were developed using: VC++ 1.5, VB3, VB4, VB6, VB Script, SQL Server 2000 (Stored procedures, triggers and indexes), MS Access, VB6 COM+ Objects, XML, XSL and XSD. I was required to work closely with the business unit to develop technical specifications, production support and problem resolution, planning and monitoring of deployment / implementation of releases, coordinating and assisting in the resolution of outstanding business requirements and issues, liaising with developer resources in India, assigning tasks and monitoring progress.</text:p>
      <text:p text:style-name="P8"/>
      <text:p text:style-name="P6">Freelance Work </text:p>
      <text:p text:style-name="P13">Over the years friends family and work colleagues have often required a project developed that I was able to assist with. For these sites we prefer to use Umbraco but also use WordPress when requested. Some of the more recent sites I have developed are:</text:p>
      <text:list xml:id="list4090889793534030813" text:style-name="WW8Num3">
        <text:list-item>
          <text:p text:style-name="P19"><text:span text:style-name="T10">MoovenMilk (</text:span><text:a xlink:type="simple" xlink:href="http://moovenmilk.com/"><text:span text:style-name="Internet_20_link"><text:span text:style-name="T2">http://moovenmilk.com</text:span></text:span></text:a><text:span text:style-name="T10">)</text:span></text:p>
        </text:list-item>
        <text:list-item>
          <text:p text:style-name="P19"><text:span text:style-name="T10">Big 5 Sports (</text:span><text:a xlink:type="simple" xlink:href="http://big5sports.com.au/"><text:span text:style-name="Internet_20_link"><text:span text:style-name="T2">http://big5sports.com.au</text:span></text:span></text:a><text:span text:style-name="T10">)</text:span></text:p>
        </text:list-item>
        <text:list-item>
          <text:p text:style-name="P19"><text:span text:style-name="T10">Mother Nurture (</text:span><text:a xlink:type="simple" xlink:href="http://mothernurture.net.au/"><text:span text:style-name="Internet_20_link"><text:span text:style-name="T2">http://mothernurture.net.au</text:span></text:span></text:a><text:span text:style-name="T10">)</text:span></text:p>
        </text:list-item>
        <text:list-item>
          <text:p text:style-name="P19"><text:span text:style-name="T10">Footscray Hockey Club (</text:span><text:a xlink:type="simple" xlink:href="http://footscrayhockey.com.au/"><text:span text:style-name="Internet_20_link"><text:span text:style-name="T2">http://footscrayhockey.com.au</text:span></text:span></text:a><text:span text:style-name="T10">)<text:line-break/>This is currently the 4th version of the site (and I am currently working on the 5th using a responsive css framework)</text:span></text:p>
        </text:list-item>
      </text:list>
      <text:p text:style-name="P20"/>
      <text:p text:style-name="P11">EDUCATION</text:p>
      <text:p text:style-name="P9"/>
      <text:p text:style-name="P1"><text:span text:style-name="T6">Microsoft Certified Partner</text:span><text:span text:style-name="T9">, </text:span><text:span text:style-name="T10">2005</text:span></text:p>
      <text:p text:style-name="P5">Completed 2 exams towards Microsoft Certified Applications Developer.</text:p>
      <text:p text:style-name="P5"/>
      <text:p text:style-name="P1"><text:span text:style-name="T6">Monash University</text:span><text:span text:style-name="T10">1997 - 2000</text:span></text:p>
      <text:p text:style-name="P5">Bachelor of Computing</text:p>
      <text:p text:style-name="P5">Major: Programming Systems</text:p>
      <text:p text:style-name="P5">Minor: Object Orientated Systems Development</text:p>
      <text:p text:style-name="P5"/>
      <text:p text:style-name="P11">KEY SKILLS</text:p>
      <text:p text:style-name="P8"/>
      <text:p text:style-name="P13">C# (ASP.Net, MVC, Entities Framework, LinqToSQL)</text:p>
      <text:p text:style-name="P13">HTML5, CSS3</text:p>
      <text:p text:style-name="P7">Java Script (jQuery)</text:p>
      <text:p text:style-name="P13">SQL (MS SQL Server, Stored procedures, Database Optimisation)</text:p>
      <text:p text:style-name="P5">VB.Net, 6, 4, 3 / VBA</text:p>
      <text:p text:style-name="P13">SVN</text:p>
      <text:p text:style-name="P4"/>
      <text:p text:style-name="P11">INTERESTS</text:p>
      <text:p text:style-name="P10"/>
      <text:p text:style-name="P14">I am very interested in all forms of technology whether it be PC, Mac, Phone, Tablets or gadgets. I also really enjoy seeing and talking about the latest Movies and TV shows. I spend most of my weekends involved in some form of Field Hockey since I currently play for the top team at my club and have been involved in coaching club Juniors and regional teams.</text:p>
      <text:p text:style-name="P7"/>
      <text:p text:style-name="P11">REFERENCES</text:p>
      <text:p text:style-name="P13">Available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Mangal1" svg:font-family="Mangal"/>
    <style:font-face style:name="OpenSymbol" svg:font-family="OpenSymbol, 'Arial Unicode MS'"/>
    <style:font-face style:name="Verdana" svg:font-family="Verdana"/>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GeosansLight" svg:font-family="Geosans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9cm" fo:margin-right="0.159cm" fo:margin-top="0.159cm" fo:margin-bottom="0.159cm" style:contextual-spacing="false" fo:line-height="100%" fo:text-align="start" style:justify-single-word="false" fo:orphans="2" fo:widows="2" fo:hyphenation-ladder-count="no-limit" fo:text-indent="0cm" style:auto-text-indent="false" fo:break-before="auto" fo:break-after="auto" style:writing-mode="lr-tb"/>
      <style:text-properties fo:color="#000000" style:text-line-through-style="none" style:font-name="Times New Roman" fo:font-size="12pt" fo:language="en" fo:country="AU" fo:font-style="normal" style:text-underline-style="none" fo:font-weight="normal" fo:background-color="#ffffff" style:font-name-asian="Times New Roman"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423cm" style:contextual-spacing="false" fo:line-height="100%" fo:text-indent="0cm" style:auto-text-indent="false" fo:break-before="auto" fo:break-after="auto" style:writing-mode="lr-tb"/>
      <style:text-properties fo:font-size="18pt" fo:font-style="normal" fo:font-weight="bold" style:font-size-asian="18pt" style:font-style-asian="normal" style:font-weight-asian="bold" style:font-size-complex="18pt" style:font-style-complex="normal"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397cm" fo:margin-bottom="0.397cm" style:contextual-spacing="false" fo:line-height="100%" fo:text-indent="0cm" style:auto-text-indent="false" fo:break-before="auto" fo:break-after="auto" style:writing-mode="lr-tb"/>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423cm" style:contextual-spacing="false" fo:line-height="100%" fo:text-indent="0cm" style:auto-text-indent="false" fo:break-before="auto" fo:break-after="auto" style:writing-mode="lr-tb"/>
      <style:text-properties fo:font-style="normal" fo:font-weight="bold" style:font-style-asian="normal" style:font-weight-asian="bold" style:font-style-complex="normal"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5cm" fo:margin-bottom="0.45cm" style:contextual-spacing="false" fo:line-height="100%" fo:text-indent="0cm" style:auto-text-indent="false" fo:break-before="auto" fo:break-after="auto" style:writing-mode="lr-tb"/>
      <style:text-properties fo:font-size="10pt" fo:font-style="normal" fo:font-weight="bold" style:font-size-asian="10pt" style:font-style-asian="normal" style:font-weight-asian="bold" style:font-size-complex="10pt" style:font-style-complex="normal"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5cm" fo:margin-bottom="0.45cm" style:contextual-spacing="false" fo:line-height="100%"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635cm" fo:margin-bottom="0.635cm" style:contextual-spacing="false" fo:line-height="100%"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WW8Num2z0" style:family="text">
      <style:text-properties fo:color="#000000" style:text-line-through-style="none"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558cm" fo:margin-bottom="1.909cm" fo:margin-left="1.529cm" fo:margin-right="1.64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date>2012-06-19T23:17:00</meta:print-date>
    <meta:editing-cycles>1</meta:editing-cycles>
    <meta:editing-duration>P23DT22H11M8S</meta:editing-duration>
    <dc:date>2013-06-27T19:48:05.76</dc:date>
    <meta:document-statistic meta:table-count="0" meta:image-count="0" meta:object-count="0" meta:page-count="2" meta:paragraph-count="57" meta:word-count="986" meta:character-count="6340" meta:non-whitespace-character-count="5418"/>
    <meta:generator>LibreOffice/4.0.1.2$Windows_x86 LibreOffice_project/84102822e3d61eb989ddd325abf1ac077904985</meta:generator>
  </office:meta>
</office:document-meta>
</file>